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0.5cm" svg:x="3.5cm" svg:y="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5cm" svg:x="6.5cm" svg:y="1cm">
          <text:p text:style-name="P1"><text:span text:style-name="T1">I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0.5cm" svg:x="6.5cm" svg:y="1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0.5cm" svg:x="8cm" svg:y="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0.5cm" svg:x="3.5cm" svg:y="0.5cm">
          <text:p text:style-name="P1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0.5cm" svg:x="5cm" svg:y="1cm">
          <text:p text:style-name="P1"><text:span text:style-name="T1">E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5cm" fo:page-height="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13T23:18:07</dc:date>
    <meta:editing-cycles>11</meta:editing-cycles>
    <meta:editing-duration>PT1H0M5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